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.41" calcext:value-type="float">
            <text:p>89.4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1" calcext:value-type="float">
            <text:p>211</text:p>
          </table:table-cell>
          <table:table-cell table:formula="of:=[.B6]-[.E6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.54" calcext:value-type="float">
            <text:p>88.5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09" calcext:value-type="float">
            <text:p>309</text:p>
          </table:table-cell>
          <table:table-cell table:formula="of:=[.B14]-[.E1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8" calcext:value-type="float">
            <text:p>98</text:p>
          </table:table-cell>
          <table:table-cell table:formula="of:=[.B18]-[.E1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4" calcext:value-type="float">
            <text:p>224</text:p>
          </table:table-cell>
          <table:table-cell table:formula="of:=[.B19]-[.E19]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.34" calcext:value-type="float">
            <text:p>86.3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39" calcext:value-type="float">
            <text:p>139</text:p>
          </table:table-cell>
          <table:table-cell table:formula="of:=[.B21]-[.E2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8" calcext:value-type="float">
            <text:p>378</text:p>
          </table:table-cell>
          <table:table-cell table:formula="of:=[.B25]-[.E25]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86.29" calcext:value-type="float">
            <text:p>86.29</text:p>
          </table:table-cell>
          <table:table-cell table:formula="of:=SUM([.B2:.B27])" office:value-type="float" office:value="3692" calcext:value-type="float">
            <text:p>3692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186" calcext:value-type="float">
            <text:p>3186</text:p>
          </table:table-cell>
          <table:table-cell table:formula="of:=[.B29]-[.E29]" office:value-type="float" office:value="506" calcext:value-type="float">
            <text:p>506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3:53:25.151059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6T18:58:28.399172277</dc:date>
    <dc:creator>Brent Seidel</dc:creator>
    <meta:editing-duration>P3DT10H33M8S</meta:editing-duration>
    <meta:editing-cycles>20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